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07cm" table:align="margins" style:may-break-between-rows="true" table:border-model="collapsing"/>
    </style:style>
    <style:style style:name="Table4.A" style:family="table-column">
      <style:table-column-properties style:column-width="6.773cm" style:rel-column-width="22758*"/>
    </style:style>
    <style:style style:name="Table4.B" style:family="table-column">
      <style:table-column-properties style:column-width="12.734cm" style:rel-column-width="42777*"/>
    </style:style>
    <style:style style:name="Table4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4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4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12" style:family="paragraph" style:parent-style-name="Standard">
      <style:text-properties officeooo:paragraph-rsid="02361df9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officeooo:paragraph-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83566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7d171" officeooo:paragraph-rsid="0237d1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983566" officeooo:paragraph-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7b721" officeooo:paragraph-rsid="0237b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a3eae" officeooo:paragraph-rsid="023a3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7b721" officeooo:paragraph-rsid="0237b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01a9" officeooo:paragraph-rsid="02380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61d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paragraph-rsid="02361df9"/>
    </style:style>
    <style:style style:name="P31" style:family="paragraph" style:parent-style-name="Table_20_Contents" style:list-style-name="L7">
      <style:paragraph-properties fo:text-align="start" style:justify-single-word="false"/>
      <style:text-properties officeooo:paragraph-rsid="023801a9"/>
    </style:style>
    <style:style style:name="P32" style:family="paragraph" style:parent-style-name="Table_20_Contents">
      <style:paragraph-properties fo:text-align="start" style:justify-single-word="false"/>
      <style:text-properties officeooo:paragraph-rsid="02361df9"/>
    </style:style>
    <style:style style:name="P33" style:family="paragraph" style:parent-style-name="Table_20_Contents" style:list-style-name="L8">
      <style:paragraph-properties fo:text-align="start" style:justify-single-word="false"/>
      <style:text-properties fo:language="gl" fo:country="ES" officeooo:paragraph-rsid="02361df9"/>
    </style:style>
    <style:style style:name="P3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3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1928930"/>
    </style:style>
    <style:style style:name="T5" style:family="text">
      <style:text-properties officeooo:rsid="01ebef80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3dd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2361df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4" style:family="text">
      <style:text-properties fo:color="#ffffff" fo:font-weight="bold" officeooo:rsid="022139d7" style:font-weight-asian="bold" style:font-weight-complex="bold"/>
    </style:style>
    <style:style style:name="T15" style:family="text">
      <style:text-properties fo:language="gl" fo:country="ES"/>
    </style:style>
    <style:style style:name="T16" style:family="text">
      <style:text-properties fo:color="#ff0000" fo:font-weight="bold" officeooo:rsid="02359454" style:font-weight-asian="bold" style:font-weight-complex="bold"/>
    </style:style>
    <style:style style:name="T17" style:family="text">
      <style:text-properties officeooo:rsid="02359454"/>
    </style:style>
    <style:style style:name="T18" style:family="text">
      <style:text-properties officeooo:rsid="02361df9"/>
    </style:style>
    <style:style style:name="T19" style:family="text">
      <style:text-properties style:font-name="Arial" fo:font-weight="normal" style:font-weight-asian="normal" style:font-weight-complex="normal"/>
    </style:style>
    <style:style style:name="T20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61d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a3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0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officeooo:rsid="023801a9"/>
    </style:style>
    <style:style style:name="T25" style:family="text">
      <style:text-properties officeooo:rsid="023a3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<text:span text:style-name="T6">PRÁCTICA</text:span><text:span text:style-name="T7"> MME – </text:span><text:span text:style-name="T6">UD0</text:span><text:span text:style-name="T10">2</text:span><text:span text:style-name="T6">-</text:span><text:span text:style-name="T8">0</text:span><text:span text:style-name="T10">1</text:span><text:span text:style-name="T9"> – </text:span><text:span text:style-name="T11">Ficha técnica dunha ferrament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">NÚMERO </text:p>
          </table:table-cell>
          <table:table-cell table:style-name="IntegrantesGrupo.B2" office:value-type="string">
            <text:p text:style-name="P6">DATA</text:p>
          </table:table-cell>
          <table:table-cell table:style-name="IntegrantesGrupo.C2" office:value-type="string">
            <text:p text:style-name="P5">Apelidos, Nome. <text:s text:c="31"/><text:span text:style-name="T5">Sinatura</text:span></text:p>
          </table:table-cell>
        </table:table-row>
        <table:table-row table:style-name="TableLine94544047806320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M</text:span>aterial preciso:</text:p>
            <text:list xml:id="list2103120706" text:style-name="L1">
              <text:list-item>
                <text:p text:style-name="P34"><text:span text:style-name="T2">Material da aula virtual</text:span><text:span text:style-name="T3"> </text:span></text:p>
              </text:list-item>
              <text:list-item>
                <text:p text:style-name="P35"><text:s/><text:span text:style-name="T17">Internet</text:span></text:p>
              </text:list-item>
            </text:list>
          </table:table-cell>
          <table:table-cell table:style-name="Table1.B1" office:value-type="string">
            <text:p text:style-name="P9">Conceptos a traballar. </text:p>
            <text:list xml:id="list105317449591747" text:continue-numbering="true" text:style-name="L1">
              <text:list-item>
                <text:p text:style-name="P36">Coñecer as ferramentas</text:p>
              </text:list-item>
              <text:list-item>
                <text:p text:style-name="P36">Riscos </text:p>
              </text:list-item>
              <text:list-item>
                <text:p text:style-name="P36">Medidas preventiva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10"><text:span text:style-name="T16">Realiza a ficha técnica das ferramentas existentes no taller. </text:span><text:span text:style-name="T14"><text:s/>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37"/>
          </table:table-cell>
          <table:covered-table-cell/>
        </table:table-row>
      </table:table>
      <text:p text:style-name="P38"/>
      <text:p text:style-name="P39"/>
      <table:table table:name="Table4" table:style-name="Table4">
        <table:table-column table:style-name="Table4.A"/>
        <table:table-column table:style-name="Table4.B"/>
        <table:table-row table:style-name="TableLine94544143660320">
          <table:table-cell table:style-name="Table4.A1" table:number-columns-spanned="2" office:value-type="string">
            <text:p text:style-name="P14">Nome da ferramenta. </text:p>
          </table:table-cell>
          <table:covered-table-cell/>
        </table:table-row>
        <table:table-row table:style-name="TableLine94544073598576">
          <table:table-cell table:style-name="Table4.A2" table:number-rows-spanned="4" office:value-type="string">
            <text:p text:style-name="P20">Imaxe da ferramenta.</text:p>
          </table:table-cell>
          <table:table-cell table:style-name="Table4.B2" office:value-type="string">
            <text:p text:style-name="P15">Explicación de uso </text:p>
          </table:table-cell>
        </table:table-row>
        <table:table-row table:style-name="TableLine94544144723456">
          <table:covered-table-cell/>
          <table:table-cell table:style-name="Table4.B3" office:value-type="string">
            <text:p text:style-name="P24">xxx</text:p>
          </table:table-cell>
        </table:table-row>
        <table:table-row table:style-name="TableLine94544146329040">
          <table:covered-table-cell/>
          <table:table-cell table:style-name="Table4.B2" office:value-type="string">
            <text:p text:style-name="P15">Riscos asociados. </text:p>
          </table:table-cell>
        </table:table-row>
        <table:table-row table:style-name="TableLine94544072795872">
          <table:covered-table-cell/>
          <table:table-cell table:style-name="Table4.B3" office:value-type="string">
            <text:p text:style-name="P32"><text:span text:style-name="T21">xxx</text:span><text:span text:style-name="T23"> </text:span></text:p>
            <text:p text:style-name="P18"/>
          </table:table-cell>
        </table:table-row>
        <table:table-row table:style-name="TableLine94544132163808">
          <table:table-cell table:style-name="Table4.A6" table:number-columns-spanned="2" office:value-type="string">
            <text:p text:style-name="P16">Medidas preventivas</text:p>
          </table:table-cell>
          <table:covered-table-cell/>
        </table:table-row>
        <table:table-row table:style-name="TableLine94544128827680">
          <table:table-cell table:style-name="Table4.B3" table:number-columns-spanned="2" office:value-type="string">
            <text:list xml:id="list2638321893" text:style-name="L7">
              <text:list-item>
                <text:p text:style-name="P22"><text:s/></text:p>
              </text:list-item>
            </text:list>
          </table:table-cell>
          <table:covered-table-cell/>
        </table:table-row>
      </table:table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2</text:page-number><text:s/>de <text:page-count>1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0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8</meta:editing-cycles>
    <meta:creation-date>2019-11-09T13:25:03.151138236</meta:creation-date>
    <meta:editing-duration>PT19H46M32S</meta:editing-duration>
    <meta:generator>LibreOffice/6.4.7.2$Linux_X86_64 LibreOffice_project/40$Build-2</meta:generator>
    <dc:subject>Práctica 0 - Entrega Material</dc:subject>
    <dc:title>Taller - MME</dc:title>
    <dc:date>2022-11-01T10:53:17.091794501</dc:date>
    <dc:creator>belay </dc:creator>
    <meta:document-statistic meta:table-count="3" meta:image-count="2" meta:object-count="0" meta:page-count="1" meta:paragraph-count="23" meta:word-count="66" meta:character-count="443" meta:non-whitespace-character-count="3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